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B" style:family="table-column">
      <style:table-column-properties style:column-width="4.251cm" style:rel-column-width="1638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51cm" style:rel-column-width="1638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">XOR</text:p>
          </table:table-cell>
          <table:table-cell table:style-name="Table1.A1" office:value-type="string">
            <text:p text:style-name="P2">RBF</text:p>
          </table:table-cell>
          <table:table-cell table:style-name="Table1.A1" office:value-type="string">
            <text:p text:style-name="P2">MLP</text:p>
          </table:table-cell>
          <table:table-cell table:style-name="Table1.D1" office:value-type="string">
            <text:p text:style-name="P2">SOM</text:p>
          </table:table-cell>
        </table:table-row>
        <table:table-row>
          <table:table-cell table:style-name="Table1.A2" office:value-type="string">
            <text:p text:style-name="P5">Estructura</text:p>
          </table:table-cell>
          <table:table-cell table:style-name="Table1.A2" office:value-type="string">
            <text:p text:style-name="Table_20_Contents">4-2</text:p>
          </table:table-cell>
          <table:table-cell table:style-name="Table1.A2" office:value-type="string">
            <text:p text:style-name="Table_20_Contents">3-2</text:p>
          </table:table-cell>
          <table:table-cell table:style-name="Table1.D2" office:value-type="string">
            <text:p text:style-name="Table_20_Contents">8x8</text:p>
          </table:table-cell>
        </table:table-row>
        <table:table-row>
          <table:table-cell table:style-name="Table1.A2" office:value-type="string">
            <text:p text:style-name="P5">Tasa</text:p>
          </table:table-cell>
          <table:table-cell table:style-name="Table1.A2" office:value-type="string">
            <text:p text:style-name="Table_20_Contents">0.01</text:p>
          </table:table-cell>
          <table:table-cell table:style-name="Table1.A2" office:value-type="string">
            <text:p text:style-name="Table_20_Contents">0.01</text:p>
          </table:table-cell>
          <table:table-cell table:style-name="Table1.D2" office:value-type="string">
            <text:p text:style-name="Table_20_Contents">0.1</text:p>
          </table:table-cell>
        </table:table-row>
        <table:table-row>
          <table:table-cell table:style-name="Table1.A2" office:value-type="string">
            <text:p text:style-name="P5">Error</text:p>
          </table:table-cell>
          <table:table-cell table:style-name="Table1.A2" office:value-type="string">
            <text:p text:style-name="P1">2%</text:p>
          </table:table-cell>
          <table:table-cell table:style-name="Table1.A2" office:value-type="string">
            <text:p text:style-name="P1">0%</text:p>
          </table:table-cell>
          <table:table-cell table:style-name="Table1.D2" office:value-type="string">
            <text:p text:style-name="P1">0%</text:p>
          </table:table-cell>
        </table:table-row>
        <table:table-row>
          <table:table-cell table:style-name="Table1.A2" office:value-type="string">
            <text:p text:style-name="P5">Épocas</text:p>
          </table:table-cell>
          <table:table-cell table:style-name="Table1.A2" office:value-type="string">
            <text:p text:style-name="Table_20_Contents">100</text:p>
          </table:table-cell>
          <table:table-cell table:style-name="Table1.A2" office:value-type="string">
            <text:p text:style-name="Table_20_Contents">100</text:p>
          </table:table-cell>
          <table:table-cell table:style-name="Table1.D2" office:value-type="string">
            <text:p text:style-name="Table_20_Contents">100/500</text:p>
          </table:table-cell>
        </table:table-row>
        <table:table-row>
          <table:table-cell table:style-name="Table1.A2" office:value-type="string">
            <text:p text:style-name="P5">Tiempo (seg)</text:p>
          </table:table-cell>
          <table:table-cell table:style-name="Table1.A2" office:value-type="string">
            <text:p text:style-name="Table_20_Contents">0.57</text:p>
          </table:table-cell>
          <table:table-cell table:style-name="Table1.A2" office:value-type="string">
            <text:p text:style-name="Table_20_Contents">11</text:p>
          </table:table-cell>
          <table:table-cell table:style-name="Table1.D2" office:value-type="string">
            <text:p text:style-name="Table_20_Contents">126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3">Iris</text:p>
          </table:table-cell>
          <table:table-cell table:style-name="Table2.A1" office:value-type="string">
            <text:p text:style-name="P2">RBF</text:p>
          </table:table-cell>
          <table:table-cell table:style-name="Table2.A1" office:value-type="string">
            <text:p text:style-name="P2">MLP</text:p>
          </table:table-cell>
          <table:table-cell table:style-name="Table2.D1" office:value-type="string">
            <text:p text:style-name="P2">SOM</text:p>
          </table:table-cell>
        </table:table-row>
        <table:table-row>
          <table:table-cell table:style-name="Table2.A2" office:value-type="string">
            <text:p text:style-name="P5">Estructura</text:p>
          </table:table-cell>
          <table:table-cell table:style-name="Table2.A2" office:value-type="string">
            <text:p text:style-name="Table_20_Contents">4-2</text:p>
          </table:table-cell>
          <table:table-cell table:style-name="Table2.A2" office:value-type="string">
            <text:p text:style-name="Table_20_Contents">3-2</text:p>
          </table:table-cell>
          <table:table-cell table:style-name="Table2.D2" office:value-type="string">
            <text:p text:style-name="Table_20_Contents">8x8</text:p>
          </table:table-cell>
        </table:table-row>
        <table:table-row>
          <table:table-cell table:style-name="Table2.A2" office:value-type="string">
            <text:p text:style-name="P5">Tasa</text:p>
          </table:table-cell>
          <table:table-cell table:style-name="Table2.A2" office:value-type="string">
            <text:p text:style-name="Table_20_Contents">0.01</text:p>
          </table:table-cell>
          <table:table-cell table:style-name="Table2.A2" office:value-type="string">
            <text:p text:style-name="Table_20_Contents">0.01</text:p>
          </table:table-cell>
          <table:table-cell table:style-name="Table2.D2" office:value-type="string">
            <text:p text:style-name="Table_20_Contents">0.1</text:p>
          </table:table-cell>
        </table:table-row>
        <table:table-row>
          <table:table-cell table:style-name="Table2.A2" office:value-type="string">
            <text:p text:style-name="P5">Error</text:p>
          </table:table-cell>
          <table:table-cell table:style-name="Table2.A2" office:value-type="string">
            <text:p text:style-name="P1">2%</text:p>
          </table:table-cell>
          <table:table-cell table:style-name="Table2.A2" office:value-type="string">
            <text:p text:style-name="P1">0%</text:p>
          </table:table-cell>
          <table:table-cell table:style-name="Table2.D2" office:value-type="string">
            <text:p text:style-name="P1">12%</text:p>
          </table:table-cell>
        </table:table-row>
        <table:table-row>
          <table:table-cell table:style-name="Table2.A2" office:value-type="string">
            <text:p text:style-name="P5">Épocas</text:p>
          </table:table-cell>
          <table:table-cell table:style-name="Table2.A2" office:value-type="string">
            <text:p text:style-name="Table_20_Contents">50</text:p>
          </table:table-cell>
          <table:table-cell table:style-name="Table2.A2" office:value-type="string">
            <text:p text:style-name="Table_20_Contents">100</text:p>
          </table:table-cell>
          <table:table-cell table:style-name="Table2.D2" office:value-type="string">
            <text:p text:style-name="Table_20_Contents">100/500</text:p>
          </table:table-cell>
        </table:table-row>
        <table:table-row>
          <table:table-cell table:style-name="Table2.A2" office:value-type="string">
            <text:p text:style-name="P5">Tiempo (seg)</text:p>
          </table:table-cell>
          <table:table-cell table:style-name="Table2.A2" office:value-type="string">
            <text:p text:style-name="Table_20_Contents">0.57</text:p>
          </table:table-cell>
          <table:table-cell table:style-name="Table2.A2" office:value-type="string">
            <text:p text:style-name="Table_20_Contents">11</text:p>
          </table:table-cell>
          <table:table-cell table:style-name="Table2.D2" office:value-type="string">
            <text:p text:style-name="Table_20_Contents">35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4">Clouds</text:p>
          </table:table-cell>
          <table:table-cell table:style-name="Table3.A1" office:value-type="string">
            <text:p text:style-name="P2">RBF</text:p>
          </table:table-cell>
          <table:table-cell table:style-name="Table3.A1" office:value-type="string">
            <text:p text:style-name="P2">MLP</text:p>
          </table:table-cell>
          <table:table-cell table:style-name="Table3.D1" office:value-type="string">
            <text:p text:style-name="P2">SOM</text:p>
          </table:table-cell>
        </table:table-row>
        <table:table-row>
          <table:table-cell table:style-name="Table3.A2" office:value-type="string">
            <text:p text:style-name="P5">Estructura</text:p>
          </table:table-cell>
          <table:table-cell table:style-name="Table3.A2" office:value-type="string">
            <text:p text:style-name="Table_20_Contents">15-2</text:p>
          </table:table-cell>
          <table:table-cell table:style-name="Table3.A2" office:value-type="string">
            <text:p text:style-name="Table_20_Contents">5-5-1</text:p>
          </table:table-cell>
          <table:table-cell table:style-name="Table3.D2" office:value-type="string">
            <text:p text:style-name="Table_20_Contents">8x8</text:p>
          </table:table-cell>
        </table:table-row>
        <table:table-row>
          <table:table-cell table:style-name="Table3.A2" office:value-type="string">
            <text:p text:style-name="P5">Tasa</text:p>
          </table:table-cell>
          <table:table-cell table:style-name="Table3.A2" office:value-type="string">
            <text:p text:style-name="Table_20_Contents">0.01</text:p>
          </table:table-cell>
          <table:table-cell table:style-name="Table3.A2" office:value-type="string">
            <text:p text:style-name="Table_20_Contents">0.01</text:p>
          </table:table-cell>
          <table:table-cell table:style-name="Table3.D2" office:value-type="string">
            <text:p text:style-name="Table_20_Contents">0.1</text:p>
          </table:table-cell>
        </table:table-row>
        <table:table-row>
          <table:table-cell table:style-name="Table3.A2" office:value-type="string">
            <text:p text:style-name="P5">Error</text:p>
          </table:table-cell>
          <table:table-cell table:style-name="Table3.A2" office:value-type="string">
            <text:p text:style-name="P1">14%</text:p>
          </table:table-cell>
          <table:table-cell table:style-name="Table3.A2" office:value-type="string">
            <text:p text:style-name="P1">18%</text:p>
          </table:table-cell>
          <table:table-cell table:style-name="Table3.D2" office:value-type="string">
            <text:p text:style-name="P1">30%</text:p>
          </table:table-cell>
        </table:table-row>
        <table:table-row>
          <table:table-cell table:style-name="Table3.A2" office:value-type="string">
            <text:p text:style-name="P5">Épocas</text:p>
          </table:table-cell>
          <table:table-cell table:style-name="Table3.A2" office:value-type="string">
            <text:p text:style-name="Table_20_Contents">50</text:p>
          </table:table-cell>
          <table:table-cell table:style-name="Table3.A2" office:value-type="string">
            <text:p text:style-name="Table_20_Contents">100</text:p>
          </table:table-cell>
          <table:table-cell table:style-name="Table3.D2" office:value-type="string">
            <text:p text:style-name="Table_20_Contents">100/500</text:p>
          </table:table-cell>
        </table:table-row>
        <table:table-row>
          <table:table-cell table:style-name="Table3.A2" office:value-type="string">
            <text:p text:style-name="P5">Tiempo (seg)</text:p>
          </table:table-cell>
          <table:table-cell table:style-name="Table3.A2" office:value-type="string">
            <text:p text:style-name="Table_20_Contents">4</text:p>
          </table:table-cell>
          <table:table-cell table:style-name="Table3.A2" office:value-type="string">
            <text:p text:style-name="Table_20_Contents">158</text:p>
          </table:table-cell>
          <table:table-cell table:style-name="Table3.D2" office:value-type="string">
            <text:p text:style-name="Table_20_Contents">17 minutos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3">Phoneme</text:p>
          </table:table-cell>
          <table:table-cell table:style-name="Table4.A1" office:value-type="string">
            <text:p text:style-name="P2">RBF</text:p>
          </table:table-cell>
          <table:table-cell table:style-name="Table4.A1" office:value-type="string">
            <text:p text:style-name="P2">MLP</text:p>
          </table:table-cell>
          <table:table-cell table:style-name="Table4.D1" office:value-type="string">
            <text:p text:style-name="P2">SOM</text:p>
          </table:table-cell>
        </table:table-row>
        <table:table-row>
          <table:table-cell table:style-name="Table4.A2" office:value-type="string">
            <text:p text:style-name="P5">Estructura</text:p>
          </table:table-cell>
          <table:table-cell table:style-name="Table4.A2" office:value-type="string">
            <text:p text:style-name="Table_20_Contents">25-1</text:p>
          </table:table-cell>
          <table:table-cell table:style-name="Table4.A2" office:value-type="string">
            <text:p text:style-name="Table_20_Contents">8-8-1</text:p>
          </table:table-cell>
          <table:table-cell table:style-name="Table4.D2" office:value-type="string">
            <text:p text:style-name="Table_20_Contents">5x5</text:p>
          </table:table-cell>
        </table:table-row>
        <table:table-row>
          <table:table-cell table:style-name="Table4.A2" office:value-type="string">
            <text:p text:style-name="P5">Tasa</text:p>
          </table:table-cell>
          <table:table-cell table:style-name="Table4.A2" office:value-type="string">
            <text:p text:style-name="Table_20_Contents">0.01</text:p>
          </table:table-cell>
          <table:table-cell table:style-name="Table4.A2" office:value-type="string">
            <text:p text:style-name="Table_20_Contents">0.01</text:p>
          </table:table-cell>
          <table:table-cell table:style-name="Table4.D2" office:value-type="string">
            <text:p text:style-name="Table_20_Contents">0.1</text:p>
          </table:table-cell>
        </table:table-row>
        <table:table-row>
          <table:table-cell table:style-name="Table4.A2" office:value-type="string">
            <text:p text:style-name="P5">Error</text:p>
          </table:table-cell>
          <table:table-cell table:style-name="Table4.A2" office:value-type="string">
            <text:p text:style-name="P1">26%</text:p>
          </table:table-cell>
          <table:table-cell table:style-name="Table4.A2" office:value-type="string">
            <text:p text:style-name="P1">24%</text:p>
          </table:table-cell>
          <table:table-cell table:style-name="Table4.D2" office:value-type="string">
            <text:p text:style-name="P1">25%</text:p>
          </table:table-cell>
        </table:table-row>
        <table:table-row>
          <table:table-cell table:style-name="Table4.A2" office:value-type="string">
            <text:p text:style-name="P5">Épocas</text:p>
          </table:table-cell>
          <table:table-cell table:style-name="Table4.A2" office:value-type="string">
            <text:p text:style-name="Table_20_Contents">50</text:p>
          </table:table-cell>
          <table:table-cell table:style-name="Table4.A2" office:value-type="string">
            <text:p text:style-name="Table_20_Contents">100</text:p>
          </table:table-cell>
          <table:table-cell table:style-name="Table4.D2" office:value-type="string">
            <text:p text:style-name="Table_20_Contents">100/500</text:p>
          </table:table-cell>
        </table:table-row>
        <table:table-row>
          <table:table-cell table:style-name="Table4.A2" office:value-type="string">
            <text:p text:style-name="P5">Tiempo (seg)</text:p>
          </table:table-cell>
          <table:table-cell table:style-name="Table4.A2" office:value-type="string">
            <text:p text:style-name="Table_20_Contents">8</text:p>
          </table:table-cell>
          <table:table-cell table:style-name="Table4.A2" office:value-type="string">
            <text:p text:style-name="Table_20_Contents">295</text:p>
          </table:table-cell>
          <table:table-cell table:style-name="Table4.D2" office:value-type="string">
            <text:p text:style-name="Table_20_Contents">Una boch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/>
      <text:p text:style-name="Standard">std::string archivo_problema = "xor.csv";</text:p>
      <text:p text:style-name="Standard"><text:s text:c="4"/>unsigned int cantidad_salidas = 2;</text:p>
      <text:p text:style-name="Standard"><text:s text:c="4"/></text:p>
      <text:p text:style-name="Standard"><text:s text:c="4"/>//defino parametros</text:p>
      <text:p text:style-name="Standard"><text:s text:c="4"/>unsigned int cantidad_epocas = 100;</text:p>
      <text:p text:style-name="Standard"><text:s text:c="4"/>unsigned int maxit_kmeans = 40;</text:p>
      <text:p text:style-name="Standard"><text:s text:c="4"/>unsigned int cantidad_entradas = 2;</text:p>
      <text:p text:style-name="Standard"><text:s text:c="4"/>unsigned int cantidad_rbf = 4;</text:p>
      <text:p text:style-name="Standard"><text:s text:c="4"/>unsigned int cantidad_perceptron = 2;</text:p>
      <text:p text:style-name="Standard"><text:s text:c="4"/>float tasa_rbf = 0.01;</text:p>
      <text:p text:style-name="Standard">0.57 seg</text:p>
      <text:p text:style-name="Standard">ERROR 2%</text:p>
      <text:p text:style-name="Standard"><text:s text:c="8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>11 seg</text:p>
      <text:p text:style-name="Standard">ERROR 0%</text:p>
      <text:p text:style-name="Standard"/>
      <text:p text:style-name="Standard">============================</text:p>
      <text:p text:style-name="Standard"/>
      <text:p text:style-name="Standard">std::string archivo_problema = "iris.csv";</text:p>
      <text:p text:style-name="Standard"><text:s text:c="4"/>unsigned int cantidad_salidas = 1;</text:p>
      <text:p text:style-name="Standard"><text:s text:c="4"/></text:p>
      <text:p text:style-name="Standard"><text:s text:c="4"/>//defino parametros</text:p>
      <text:p text:style-name="Standard"><text:s text:c="4"/>unsigned int cantidad_epocas = 50;</text:p>
      <text:p text:style-name="Standard"><text:s text:c="4"/>unsigned int maxit_kmeans = 40;</text:p>
      <text:p text:style-name="Standard"><text:s text:c="4"/>unsigned int cantidad_entradas = 4;</text:p>
      <text:p text:style-name="Standard"><text:s text:c="4"/>unsigned int cantidad_rbf = 20;</text:p>
      <text:p text:style-name="Standard"><text:s text:c="4"/>unsigned int cantidad_perceptron = 3;</text:p>
      <text:p text:style-name="Standard"><text:s text:c="4"/>float tasa_rbf = 0.01;</text:p>
      <text:p text:style-name="Standard"><text:s text:c="3"/></text:p>
      <text:p text:style-name="Standard"><text:s/>ERROR = 15%</text:p>
      <text:p text:style-name="Standard">0.22 seg</text:p>
      <text:p text:style-name="Standard"><text:s text:c="4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>Estructura: 5 5 1</text:p>
      <text:p text:style-name="Standard"><text:s text:c="4"/>ERROR = 0%</text:p>
      <text:p text:style-name="Standard">5 seg</text:p>
      <text:p text:style-name="Standard"/>
      <text:p text:style-name="Standard">====================================</text:p>
      <text:p text:style-name="Standard">std::string archivo_problema = "clouds.csv";</text:p>
      <text:p text:style-name="Standard"><text:s text:c="4"/>unsigned int cantidad_salidas = 1;</text:p>
      <text:p text:style-name="Standard"><text:s text:c="4"/></text:p>
      <text:p text:style-name="Standard"><text:s text:c="4"/>//defino parametros</text:p>
      <text:p text:style-name="Standard"><text:s text:c="4"/>unsigned int cantidad_epocas = 50;</text:p>
      <text:p text:style-name="Standard"><text:s text:c="4"/>unsigned int maxit_kmeans = 40;</text:p>
      <text:p text:style-name="Standard"><text:soft-page-break/><text:s text:c="4"/>unsigned int cantidad_entradas = 2;</text:p>
      <text:p text:style-name="Standard"><text:s text:c="4"/>unsigned int cantidad_rbf = 15;</text:p>
      <text:p text:style-name="Standard"><text:s text:c="4"/>unsigned int cantidad_perceptron = 2;</text:p>
      <text:p text:style-name="Standard"><text:s text:c="4"/>float tasa_rbf = 0.01;</text:p>
      <text:p text:style-name="Standard"><text:s text:c="4"/></text:p>
      <text:p text:style-name="Standard"><text:s text:c="4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/>
      <text:p text:style-name="Standard">Tiempo RBF = 4.41<text:tab/></text:p>
      <text:p text:style-name="Standard">Tiempo MLP = 158.94</text:p>
      <text:p text:style-name="Standard">Error esperado RBF = 14%</text:p>
      <text:p text:style-name="Standard">Error esperado MLP = 18.2997%</text:p>
      <text:p text:style-name="Standard"/>
      <text:p text:style-name="Standard">=========================</text:p>
      <text:p text:style-name="Standard">std::string archivo_problema = "phoneme.csv";</text:p>
      <text:p text:style-name="Standard"><text:s text:c="4"/>unsigned int cantidad_salidas = 1;</text:p>
      <text:p text:style-name="Standard"><text:s text:c="4"/></text:p>
      <text:p text:style-name="Standard"><text:s text:c="4"/>//defino parametros</text:p>
      <text:p text:style-name="Standard"><text:s text:c="4"/>unsigned int cantidad_epocas = 50;</text:p>
      <text:p text:style-name="Standard"><text:s text:c="4"/>unsigned int maxit_kmeans = 40;</text:p>
      <text:p text:style-name="Standard"><text:s text:c="4"/>unsigned int cantidad_entradas = 5;</text:p>
      <text:p text:style-name="Standard"><text:s text:c="4"/>unsigned int cantidad_rbf = 25;</text:p>
      <text:p text:style-name="Standard"><text:s text:c="4"/>unsigned int cantidad_perceptron = 1;</text:p>
      <text:p text:style-name="Standard"><text:s text:c="4"/>float tasa_rbf = 0.01;</text:p>
      <text:p text:style-name="Standard"><text:s text:c="4"/></text:p>
      <text:p text:style-name="Standard"><text:s text:c="4"/></text:p>
      <text:p text:style-name="Standard"><text:s text:c="4"/>unsigned int cantidad_epocas_mlp = 100;</text:p>
      <text:p text:style-name="Standard"><text:s text:c="4"/>float parametro_sigmoidea = 5;</text:p>
      <text:p text:style-name="Standard"><text:s text:c="4"/>float parametro_momento = 0.9;</text:p>
      <text:p text:style-name="Standard"><text:s text:c="4"/>float tasa_mlp = 0.01;</text:p>
      <text:p text:style-name="Standard"/>
      <text:p text:style-name="Standard"/>
      <text:p text:style-name="Standard">Tiempo RBF = 8.1</text:p>
      <text:p text:style-name="Standard">Tiempo MLP = 295.91</text:p>
      <text:p text:style-name="Standard">Error esperado RBF = 26.1111%</text:p>
      <text:p text:style-name="Standard">Error esperado MLP = 24.1714%</text:p>
      <text:p text:style-name="Standard"/>
      <text:p text:style-name="Standard"/>
      <text:p text:style-name="Standard">SOM</text:p>
      <text:p text:style-name="Standard"/>
      <text:p text:style-name="Standard">CLOUDS</text:p>
      <text:p text:style-name="Standard">Error: 30%</text:p>
      <text:p text:style-name="Standard"/>
      <text:p text:style-name="Standard">Estructura: 5x5</text:p>
      <text:p text:style-name="Standard"># Sigma inicial</text:p>
      <text:p text:style-name="Standard">sigma0=3</text:p>
      <text:p text:style-name="Standard"># Tasa de aprendizaje inicial</text:p>
      <text:p text:style-name="Standard">eta0=0.1</text:p>
      <text:p text:style-name="Standard"># Constante tau2</text:p>
      <text:p text:style-name="Standard"><text:soft-page-break/>tau2=200</text:p>
      <text:p text:style-name="Standard">Cantidad de casos=300</text:p>
      <text:p text:style-name="Standard"># Cantidad de epocas de la fase de ordenamiento</text:p>
      <text:p text:style-name="Standard">epocas_fase_ordenamiento=1000</text:p>
      <text:p text:style-name="Standard"># Cantidad de epocas de la fase de convergencia (luego se multiplica por la cantidad de neuronas)</text:p>
      <text:p text:style-name="Standard">epocas_fase_convergencia=5000</text:p>
      <text:p text:style-name="Standard"/>
      <text:p text:style-name="Standard"/>
      <text:p text:style-name="Standard">Error: 34%</text:p>
      <text:p text:style-name="Standard">#Fichero fuente </text:p>
      <text:p text:style-name="Standard">archivo_problema=clouds.csv</text:p>
      <text:p text:style-name="Standard"># Cantida clases</text:p>
      <text:p text:style-name="Standard">cantidad_clases=2</text:p>
      <text:p text:style-name="Standard"># Cantidad de casos de prueba a generar</text:p>
      <text:p text:style-name="Standard">cantidad_casos=100</text:p>
      <text:p text:style-name="Standard"># dimension de entradas</text:p>
      <text:p text:style-name="Standard">cantidad_entradas=2</text:p>
      <text:p text:style-name="Standard"># Cantidad de bits en la salida</text:p>
      <text:p text:style-name="Standard">cantidad_salidas=1</text:p>
      <text:p text:style-name="Standard"># Alto de la red SOM</text:p>
      <text:p text:style-name="Standard">alto=5</text:p>
      <text:p text:style-name="Standard"># Ancho de la red SOM</text:p>
      <text:p text:style-name="Standard">ancho=5</text:p>
      <text:p text:style-name="Standard"># Sigma inicial</text:p>
      <text:p text:style-name="Standard">sigma0=3</text:p>
      <text:p text:style-name="Standard"># Tasa de aprendizaje inicial</text:p>
      <text:p text:style-name="Standard">eta0=0.1</text:p>
      <text:p text:style-name="Standard"># Constante tau2</text:p>
      <text:p text:style-name="Standard">tau2=100</text:p>
      <text:p text:style-name="Standard"># Cantidad de conjuntos diferentes de: entrenamiento prueba y validación</text:p>
      <text:p text:style-name="Standard">cantidad_conjuntos=1</text:p>
      <text:p text:style-name="Standard"># Porcentaje de patrones para Entrenamiento</text:p>
      <text:p text:style-name="Standard">porcentaje_entrenamiento=80</text:p>
      <text:p text:style-name="Standard"># Porcentaje de patrones para Prueba</text:p>
      <text:p text:style-name="Standard">porcentaje_prueba=20</text:p>
      <text:p text:style-name="Standard"># Cantidad de epocas de la fase de ordenamiento</text:p>
      <text:p text:style-name="Standard">epocas_fase_ordenamiento=100</text:p>
      <text:p text:style-name="Standard"># Cantidad de epocas de la fase de convergencia (luego se multiplica por la cantidad de neuronas)</text:p>
      <text:p text:style-name="Standard">epocas_fase_convergencia=500</text:p>
      <text:p text:style-name="Standard">#especifica cada cuantas interaciones va a dibujar</text:p>
      <text:p text:style-name="Standard">intervalo_dibujo=50</text:p>
      <text:p text:style-name="Standard"/>
      <text:p text:style-name="Standard"/>
      <text:p text:style-name="Standard">PHONEME:</text:p>
      <text:p text:style-name="Standard">ERROR = 25%</text:p>
      <text:p text:style-name="Standard">#Fichero fuente </text:p>
      <text:p text:style-name="Standard">archivo_problema=phoneme.csv</text:p>
      <text:p text:style-name="Standard"># Cantida clases</text:p>
      <text:p text:style-name="Standard">cantidad_clases=2</text:p>
      <text:p text:style-name="Standard"># Cantidad de casos de prueba a generar</text:p>
      <text:p text:style-name="Standard">cantidad_casos=100</text:p>
      <text:p text:style-name="Standard"># dimension de entradas</text:p>
      <text:p text:style-name="Standard"><text:soft-page-break/>cantidad_entradas=5</text:p>
      <text:p text:style-name="Standard"># Cantidad de bits en la salida</text:p>
      <text:p text:style-name="Standard">cantidad_salidas=1</text:p>
      <text:p text:style-name="Standard"># Alto de la red SOM</text:p>
      <text:p text:style-name="Standard">alto=5</text:p>
      <text:p text:style-name="Standard"># Ancho de la red SOM</text:p>
      <text:p text:style-name="Standard">ancho=5</text:p>
      <text:p text:style-name="Standard"># Sigma inicial</text:p>
      <text:p text:style-name="Standard">sigma0=3</text:p>
      <text:p text:style-name="Standard"># Tasa de aprendizaje inicial</text:p>
      <text:p text:style-name="Standard">eta0=0.1</text:p>
      <text:p text:style-name="Standard"># Constante tau2</text:p>
      <text:p text:style-name="Standard">tau2=100</text:p>
      <text:p text:style-name="Standard"># Cantidad de conjuntos diferentes de: entrenamiento prueba y validación</text:p>
      <text:p text:style-name="Standard">cantidad_conjuntos=1</text:p>
      <text:p text:style-name="Standard"># Porcentaje de patrones para Entrenamiento</text:p>
      <text:p text:style-name="Standard">porcentaje_entrenamiento=80</text:p>
      <text:p text:style-name="Standard"># Porcentaje de patrones para Prueba</text:p>
      <text:p text:style-name="Standard">porcentaje_prueba=20</text:p>
      <text:p text:style-name="Standard"># Cantidad de epocas de la fase de ordenamiento</text:p>
      <text:p text:style-name="Standard">epocas_fase_ordenamiento=100</text:p>
      <text:p text:style-name="Standard"># Cantidad de epocas de la fase de convergencia (luego se multiplica por la cantidad de neuronas)</text:p>
      <text:p text:style-name="Standard">epocas_fase_convergencia=500</text:p>
      <text:p text:style-name="Standard">#especifica cada cuantas interaciones va a dibujar</text:p>
      <text:p text:style-name="Standard">intervalo_dibujo=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1T00:57:20</meta:creation-date>
    <dc:date>2012-10-01T03:32:28</dc:date>
    <meta:editing-duration>PT2H23M24S</meta:editing-duration>
    <meta:editing-cycles>23</meta:editing-cycles>
    <meta:generator>LibreOffice/3.5$Linux_X86_64 LibreOffice_project/350m1$Build-2</meta:generator>
    <meta:document-statistic meta:table-count="4" meta:image-count="0" meta:object-count="0" meta:page-count="5" meta:paragraph-count="261" meta:word-count="684" meta:character-count="4708" meta:non-whitespace-character-count="4027"/>
  </office:meta>
</office:document-meta>
</file>